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B0000014DAD5382CF.png"/>
  <manifest:file-entry manifest:media-type="image/png" manifest:full-path="Pictures/1000000000000325000000E925979565.png"/>
  <manifest:file-entry manifest:media-type="image/png" manifest:full-path="Pictures/155ee35e5d79d74e61fb3f94383b8222.png"/>
  <manifest:file-entry manifest:media-type="image/png" manifest:full-path="Pictures/10000000000002350000015D6D2E51DB.png"/>
  <manifest:file-entry manifest:media-type="image/png" manifest:full-path="Pictures/15715f41dfa889af4ececb3ae924c94d.png"/>
  <manifest:file-entry manifest:media-type="image/png" manifest:full-path="Pictures/100000000000016D000001814116EC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0" draw:style-name="dp1" draw:master-page-name="Standard" presentation:presentation-page-layout-name="AL1T0">
        <draw:frame draw:style-name="gr1" draw:text-style-name="P1" draw:layer="layout" svg:width="21.299cm" svg:height="6.165cm" svg:x="2.234cm" svg:y="6.58cm">
          <draw:image xlink:href="Pictures/1000000000000325000000E925979565.png" xlink:type="simple" xlink:show="embed" xlink:actuate="onLoad">
            <text:p/>
          </draw:image>
        </draw:frame>
        <draw:frame draw:style-name="gr1" draw:text-style-name="P1" draw:layer="layout" svg:width="5.112cm" svg:height="5.756cm" svg:x="1.4cm" svg:y="12.4cm">
          <draw:image xlink:href="Pictures/100000000000016D000001814116EC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Standard">
        <draw:frame draw:name="Slide" draw:style-name="gr3" draw:layer="layout" svg:width="25.4cm" svg:height="19.05cm" svg:x="0cm" svg:y="0cm">
          <draw:image xlink:href="Pictures/15715f41dfa889af4ececb3ae924c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4.949cm" svg:height="9.234cm" svg:x="0.051cm" svg:y="-0.034cm">
          <draw:image xlink:href="Pictures/10000000000002350000015D6D2E51DB.png" xlink:type="simple" xlink:show="embed" xlink:actuate="onLoad">
            <text:p/>
          </draw:image>
        </draw:frame>
        <draw:frame draw:style-name="gr1" draw:text-style-name="P1" draw:layer="layout" svg:width="21.458cm" svg:height="8.811cm" svg:x="0.142cm" svg:y="9.589cm">
          <draw:image xlink:href="Pictures/100000000000032B0000014DAD5382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name="Slide" draw:style-name="gr3" draw:layer="layout" svg:width="25.4cm" svg:height="19.05cm" svg:x="0cm" svg:y="0.026cm">
          <draw:image xlink:href="Pictures/155ee35e5d79d74e61fb3f94383b82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angal" style:font-family-generic-asian="system" style:font-pitch-asian="variable" style:font-size-asian="24pt" style:language-asian="zh" style:country-asian="CN" style:font-family-complex="Mang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8cm" svg:x="1.27cm" svg:y="0.762cm" presentation:class="title" presentation:placeholder="true">
        <draw:text-box/>
      </draw:frame>
      <draw:frame presentation:style-name="Standard-outline1" draw:layer="backgroundobjects" svg:width="22.859cm" svg:height="12.605cm" svg:x="1.27cm" svg:y="4.46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23T12:08:02.35</dc:date>
    <dc:description/>
    <dc:subject/>
    <dc:title>Untitled Presentation</dc:title>
    <meta:creation-date>2018-04-21T02:47:33.000</meta:creation-date>
    <meta:initial-creator>Unknown Creator</meta:initial-creator>
    <meta:keyword/>
    <meta:editing-duration>PT3M31S</meta:editing-duration>
    <meta:editing-cycles>2</meta:editing-cycles>
    <meta:generator>OpenOffice/4.1.5$Win32 OpenOffice.org_project/415m1$Build-9789</meta:generator>
    <meta:document-statistic meta:object-count="32"/>
  </office:meta>
</office:document-meta>
</file>